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1EF2B917456B3EE4EF6.png" manifest:media-type="image/png"/>
  <manifest:file-entry manifest:full-path="Pictures/10000001000002A4000002745B90088E41B71C12.png" manifest:media-type="image/png"/>
  <manifest:file-entry manifest:full-path="Pictures/10000001000001EB0000027680246CFED0E0319E.png" manifest:media-type="image/png"/>
  <manifest:file-entry manifest:full-path="Pictures/10000001000001B1000000F63C026EEC03DC52CA.png" manifest:media-type="image/png"/>
  <manifest:file-entry manifest:full-path="Pictures/10000001000002C8000000EBA160BB826DB272F8.png" manifest:media-type="image/png"/>
  <manifest:file-entry manifest:full-path="Pictures/10000001000001B60000024BDA762B61DBF95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132cm" svg:y="-2cm" svg:width="17cm" svg:height="15.792cm" draw:z-index="0"><draw:image xlink:href="Pictures/10000001000002A4000002745B90088E41B71C12.png" xlink:type="simple" xlink:show="embed" xlink:actuate="onLoad" draw:mime-type="image/png"/></draw:frame><draw:frame draw:style-name="fr1" draw:name="Изображение2" text:anchor-type="char" svg:x="1.669cm" svg:y="13.79cm" svg:width="11.458cm" svg:height="6.509cm" draw:z-index="1"><draw:image xlink:href="Pictures/10000001000001B1000000F63C026EEC03DC52CA.png" xlink:type="simple" xlink:show="embed" xlink:actuate="onLoad" draw:mime-type="image/png"/></draw:frame></text:p>
      <text:p text:style-name="P1"><draw:frame draw:style-name="fr1" draw:name="Изображение3" text:anchor-type="char" svg:x="1.715cm" svg:y="-0.453cm" svg:width="12.993cm" svg:height="16.671cm" draw:z-index="2"><draw:image xlink:href="Pictures/10000001000001EB0000027680246CFED0E0319E.png" xlink:type="simple" xlink:show="embed" xlink:actuate="onLoad" draw:mime-type="image/png"/></draw:frame><draw:frame draw:style-name="fr1" draw:name="Изображение4" text:anchor-type="char" svg:x="-0.044cm" svg:y="16.23cm" svg:width="17cm" svg:height="5.609cm" draw:z-index="5"><draw:image xlink:href="Pictures/10000001000002C8000000EBA160BB826DB272F8.png" xlink:type="simple" xlink:show="embed" xlink:actuate="onLoad" draw:mime-type="image/png"/></draw:frame></text:p>
      <text:p text:style-name="P1"><draw:frame draw:style-name="fr1" draw:name="Изображение5" text:anchor-type="char" svg:x="2.251cm" svg:y="-1.302cm" svg:width="11.749cm" svg:height="13.099cm" draw:z-index="3"><draw:image xlink:href="Pictures/10000001000001BC000001EF2B917456B3EE4EF6.png" xlink:type="simple" xlink:show="embed" xlink:actuate="onLoad" draw:mime-type="image/png"/></draw:frame><draw:frame draw:style-name="fr1" draw:name="Изображение6" text:anchor-type="char" svg:x="1.78cm" svg:y="12.347cm" svg:width="11.591cm" svg:height="15.533cm" draw:z-index="4"><draw:image xlink:href="Pictures/10000001000001B60000024BDA762B61DBF95CD4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6:30:34.328000000</meta:creation-date>
    <dc:date>2022-11-23T17:55:23.940000000</dc:date>
    <meta:editing-duration>PT50M22S</meta:editing-duration>
    <meta:editing-cycles>2</meta:editing-cycles>
    <meta:generator>LibreOffice/7.4.1.2$Windows_X86_64 LibreOffice_project/3c58a8f3a960df8bc8fd77b461821e42c061c5f0</meta:generator>
    <meta:document-statistic meta:table-count="0" meta:image-count="6" meta:object-count="0" meta:page-count="4" meta:paragraph-count="0" meta:word-count="0" meta:character-count="0" meta:non-whitespace-character-count="0"/>
  </office:meta>
</office:document-meta>
</file>